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5.8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able-cell-properties fo:background-color="#deeaf6" style:diagonal-bl-tr="none" style:diagonal-tl-br="non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solid" draw:fill-color="#1c1c1c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ce2" office:value-type="string">
            <text:p><text:s text:c="58"/></text:p>
          </table:table-cell>
          <table:table-cell office:value-type="string">
            <text:p>START DATE <text:s text:c="2"/></text:p>
          </table:table-cell>
          <table:table-cell office:value-type="string">
            <text:p>END DATE</text:p>
          </table:table-cell>
          <table:table-cell/>
          <table:table-cell>
            <draw:frame table:end-cell-address="Foglio1.M21" table:end-x="0.542cm" table:end-y="0.083cm" draw:z-index="0" draw:style-name="gr1" draw:text-style-name="P1" svg:width="15.999cm" svg:height="8.999cm" svg:x="0.35cm" svg:y="0.327cm">
              <draw:object draw:notify-on-update-of-ranges="Foglio1.B2:Foglio1.B13 Foglio1.C2:Foglio1.C13 Foglio1.E2:Foglio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>
            <text:p>Attività 1</text:p>
          </table:table-cell>
          <table:table-cell table:style-name="ce2" office:value-type="string">
            <text:p>TARGET AUDIENCE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D2]-[.C2]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Attività 2</text:p>
          </table:table-cell>
          <table:table-cell office:value-type="string">
            <text:p>GRAPHIC DESIGN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[.D3]-[.C3]"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Attività 3</text:p>
          </table:table-cell>
          <table:table-cell office:value-type="string">
            <text:p>CONTENT MANAGEMENT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[.D4]-[.C4]"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string">
            <text:p>Attività 4</text:p>
          </table:table-cell>
          <table:table-cell table:style-name="ce2" office:value-type="string">
            <text:p>SOFTWARE LICENSES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formula="of:=[.D5]-[.C5]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Attività 5</text:p>
          </table:table-cell>
          <table:table-cell office:value-type="string">
            <text:p>CONTENT CREATION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[.D6]-[.C6]"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Attività 6</text:p>
          </table:table-cell>
          <table:table-cell office:value-type="string">
            <text:p>REGISTRATION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formula="of:=[.D7]-[.C7]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string">
            <text:p>Attività 7</text:p>
          </table:table-cell>
          <table:table-cell table:style-name="ce2" office:value-type="string">
            <text:p>INSERT POST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table:formula="of:=[.D8]-[.C8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Attività 8</text:p>
          </table:table-cell>
          <table:table-cell table:style-name="ce2" office:value-type="string">
            <text:p>CLICKS PER POST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formula="of:=[.D9]-[.C9]" office:value-type="float" office:value="9">
            <text:p>9</text:p>
          </table:table-cell>
          <table:table-cell table:number-columns-repeated="1019"/>
        </table:table-row>
        <table:table-row table:style-name="ro2">
          <table:table-cell office:value-type="string">
            <text:p>Attività 9</text:p>
          </table:table-cell>
          <table:table-cell office:value-type="string">
            <text:p>FOLLOWERS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table:formula="of:=[.D10]-[.C10]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office:value-type="string">
            <text:p>Attività 10</text:p>
          </table:table-cell>
          <table:table-cell office:value-type="string">
            <text:p>DATE OF LAST POST</text:p>
          </table:table-cell>
          <table:table-cell table:number-columns-repeated="2"/>
          <table:table-cell table:formula="of:=[.D11]-[.C11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Attività 11</text:p>
          </table:table-cell>
          <table:table-cell office:value-type="string">
            <text:p>SHARES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table:formula="of:=[.D12]-[.C12]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office:value-type="string">
            <text:p>Attività 12</text:p>
          </table:table-cell>
          <table:table-cell office:value-type="string">
            <text:p>COMMENTS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formula="of:=[.D13]-[.C13]" office:value-type="float" office:value="15">
            <text:p>15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8/12/2019</text:date>, <text:time>15.44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5:03:47.98</meta:creation-date>
    <dc:date>2019-12-18T15:44:27.48</dc:date>
    <meta:editing-duration>PT40M36S</meta:editing-duration>
    <meta:editing-cycles>7</meta:editing-cycles>
    <meta:generator>OpenOffice/4.1.7$Win32 OpenOffice.org_project/417m1$Build-9800</meta:generator>
    <meta:document-statistic meta:table-count="3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it" number:country="I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aw:opacity="0%" draw:opacity-name="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="none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26cm" style:legend-expansion="high" chart:style-name="ch2"/>
        <chart:plot-area chart:style-name="ch3" table:cell-range-address="Foglio1.B2:Foglio1.C13 Foglio1.E2:Foglio1.E13" chart:data-source-has-labels="column" svg:x="0.77cm" svg:y="0.855cm" svg:width="12.247cm" svg:height="7.545cm">
          <chartooo:coordinate-region svg:x="5.175cm" svg:y="0.855cm" svg:width="7.655cm" svg:height="6.872cm"/>
          <chart:axis chart:dimension="x" chart:name="primary-x" chart:style-name="ch4" chartooo:axis-type="auto">
            <chartooo:date-scale/>
            <chart:categories table:cell-range-address="Foglio1.B2:Foglio1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:Foglio1.C13" chart:class="chart:bar">
            <chart:data-point/>
            <chart:data-point chart:style-name="ch8" chart:repeated="7"/>
            <chart:data-point chart:repeated="4"/>
          </chart:series>
          <chart:series chart:style-name="ch9" chart:values-cell-range-address="Foglio1.E2:Foglio1.E1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TARGET AUDIENCE</text:p>
                <draw:g>
                  <svg:desc>Foglio1.B2:Foglio1.B13</svg:desc>
                </draw:g>
              </table:table-cell>
              <table:table-cell office:value-type="float" office:value="0">
                <text:p>0</text:p>
                <draw:g>
                  <svg:desc>Foglio1.C2:Foglio1.C13</svg:desc>
                </draw:g>
              </table:table-cell>
              <table:table-cell office:value-type="float" office:value="11">
                <text:p>11</text:p>
                <draw:g>
                  <svg:desc>Foglio1.E2:Foglio1.E13</svg:desc>
                </draw:g>
              </table:table-cell>
            </table:table-row>
            <table:table-row>
              <table:table-cell office:value-type="string">
                <text:p>GRAPHIC DESIG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NTENT MANAGEMENT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OFTWARE LICENSE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ONTENT CREATIO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SERT POST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LICKS PER POST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OLLOWERS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ATE OF LAST POST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ARES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MMENTS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